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face style:name="Utopia-Bold" svg:font-family="Utopia-Bold,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hapter_20_Title">
      <style:text-properties fo:color="#bfbfbf" style:font-name="ZapfDingbats" fo:font-size="14pt" officeooo:paragraph-rsid="0013ef1b" style:font-name-asian="ZapfDingbats" style:font-size-asian="14pt" style:font-name-complex="ZapfDingbats" style:font-size-complex="14pt"/>
    </style:style>
    <style:style style:name="P2" style:family="paragraph" style:parent-style-name="Chapter_20_Title">
      <style:text-properties officeooo:paragraph-rsid="0013ef1b"/>
    </style:style>
    <style:style style:name="P3" style:family="paragraph" style:parent-style-name="Code">
      <style:text-properties officeooo:paragraph-rsid="0013ef1b"/>
    </style:style>
    <style:style style:name="P4"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5" style:family="paragraph" style:parent-style-name="Code">
      <style:text-properties officeooo:paragraph-rsid="00178fbe"/>
    </style:style>
    <style:style style:name="P6" style:family="paragraph" style:parent-style-name="Standard">
      <style:paragraph-properties fo:text-align="justify" style:justify-single-word="false"/>
      <style:text-properties officeooo:paragraph-rsid="0013ef1b"/>
    </style:style>
    <style:style style:name="P7" style:family="paragraph" style:parent-style-name="Chapter_20_Number" style:master-page-name="Standard">
      <style:paragraph-properties style:page-number="auto"/>
      <style:text-properties officeooo:paragraph-rsid="0013ef1b"/>
    </style:style>
    <style:style style:name="P8"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style:font-name-complex="Times"/>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name-asian="HelveticaNeue Condensed1" style:font-weight-asian="bold"/>
    </style:style>
    <style:style style:name="T5" style:family="text">
      <style:text-properties fo:language="en" fo:country="US" fo:font-style="italic" style:font-style-asian="italic"/>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name-asian="TheSansMonoConNormal2" style:font-weight-asian="bold"/>
    </style:style>
    <style:style style:name="T9" style:family="text">
      <style:text-properties fo:font-weight="bold" style:font-name-asian="HelveticaNeue Condensed1" style:font-weight-asian="bold"/>
    </style:style>
    <style:style style:name="T10" style:family="text">
      <style:text-properties fo:font-style="italic" style:font-style-asian="italic"/>
    </style:style>
    <style:style style:name="T11" style:family="text">
      <style:text-properties fo:font-style="normal" fo:font-weight="bold" style:font-style-asian="normal" style:font-weight-asian="bold"/>
    </style:style>
    <style:style style:name="T12" style:family="text">
      <style:text-properties style:font-name-asian="TheSansMonoConNormal2"/>
    </style:style>
    <style:style style:name="T13" style:family="text">
      <style:text-properties style:font-name="Helvetica (TT) Regular" style:font-name-complex="Helvetica (TT) Regular"/>
    </style:style>
    <style:style style:name="T14" style:family="text">
      <style:text-properties style:font-name="HelveticaNeue-CondensedObl" style:font-name-complex="HelveticaNeue-CondensedObl"/>
    </style:style>
    <style:style style:name="T15" style:family="text">
      <style:text-properties fo:font-size="10pt" style:font-size-asian="10pt"/>
    </style:style>
    <style:style style:name="T16"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7"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8" style:family="text">
      <style:text-properties style:font-name="TheSansMonoConNormal1" style:font-name-asian="Calibri" style:font-name-complex="TheSansMonoConNormal"/>
    </style:style>
    <style:style style:name="T19" style:family="text">
      <style:text-properties officeooo:rsid="0014eb72"/>
    </style:style>
    <style:style style:name="T20" style:family="text">
      <style:text-properties officeooo:rsid="0013ef1b"/>
    </style:style>
    <style:style style:name="T21" style:family="text">
      <style:text-properties officeooo:rsid="00160037"/>
    </style:style>
    <style:style style:name="T22" style:family="text">
      <style:text-properties officeooo:rsid="00178fbe"/>
    </style:style>
    <style:style style:name="T23"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25846784" text:id="ct94365825846784">
          <text:insertion>
            <office:change-info>
              <dc:creator>Ray Lischner</dc:creator>
              <dc:date>2020-04-28T09:46:54</dc:date>
            </office:change-info>
          </text:insertion>
        </text:changed-region>
        <text:changed-region xml:id="ct94365825847056" text:id="ct94365825847056">
          <text:insertion>
            <office:change-info>
              <dc:creator>Ray Lischner</dc:creator>
              <dc:date>2020-04-28T09:51:34</dc:date>
            </office:change-info>
          </text:insertion>
        </text:changed-region>
        <text:changed-region xml:id="ct94365872397984" text:id="ct94365872397984">
          <text:insertion>
            <office:change-info>
              <dc:creator>Ray Lischner</dc:creator>
              <dc:date>2020-05-01T18:44:32</dc:date>
            </office:change-info>
          </text:insertion>
        </text:changed-region>
        <text:changed-region xml:id="ct94365872398224" text:id="ct94365872398224">
          <text:insertion>
            <office:change-info>
              <dc:creator>Ray Lischner</dc:creator>
              <dc:date>2020-05-01T18:45:59</dc:date>
            </office:change-info>
          </text:insertion>
        </text:changed-region>
        <text:changed-region xml:id="ct94365730957136" text:id="ct94365730957136">
          <text:insertion>
            <office:change-info>
              <dc:creator>Ray Lischner</dc:creator>
              <dc:date>2020-05-01T18:46:00</dc:date>
            </office:change-info>
          </text:insertion>
        </text:changed-region>
        <text:changed-region xml:id="ct94365872945568" text:id="ct94365872945568">
          <text:insertion>
            <office:change-info>
              <dc:creator>Ray Lischner</dc:creator>
              <dc:date>2020-05-01T18:44:37</dc:date>
            </office:change-info>
          </text:insertion>
        </text:changed-region>
        <text:changed-region xml:id="ct94365890594832" text:id="ct94365890594832">
          <text:insertion>
            <office:change-info>
              <dc:creator>Ray Lischner</dc:creator>
              <dc:date>2020-05-01T18:46:04</dc:date>
            </office:change-info>
          </text:insertion>
        </text:changed-region>
        <text:changed-region xml:id="ct94365831451936" text:id="ct94365831451936">
          <text:insertion>
            <office:change-info>
              <dc:creator>Ray Lischner</dc:creator>
              <dc:date>2020-05-01T18:44:38</dc:date>
            </office:change-info>
          </text:insertion>
        </text:changed-region>
        <text:changed-region xml:id="ct94365831452176" text:id="ct94365831452176">
          <text:insertion>
            <office:change-info>
              <dc:creator>Ray Lischner</dc:creator>
              <dc:date>2020-05-01T18:46:05</dc:date>
            </office:change-info>
          </text:insertion>
        </text:changed-region>
        <text:changed-region xml:id="ct94365872373552" text:id="ct94365872373552">
          <text:insertion>
            <office:change-info>
              <dc:creator>Ray Lischner</dc:creator>
              <dc:date>2020-05-01T18:44:39</dc:date>
            </office:change-info>
          </text:insertion>
        </text:changed-region>
        <text:changed-region xml:id="ct94365872368016" text:id="ct94365872368016">
          <text:insertion>
            <office:change-info>
              <dc:creator>Ray Lischner</dc:creator>
              <dc:date>2020-05-01T18:46:06</dc:date>
            </office:change-info>
          </text:insertion>
        </text:changed-region>
        <text:changed-region xml:id="ct94365872368608" text:id="ct94365872368608">
          <text:insertion>
            <office:change-info>
              <dc:creator>Ray Lischner</dc:creator>
              <dc:date>2020-05-01T18:44:40</dc:date>
            </office:change-info>
          </text:insertion>
        </text:changed-region>
        <text:changed-region xml:id="ct94365825838848" text:id="ct94365825838848">
          <text:insertion>
            <office:change-info>
              <dc:creator>Ray Lischner</dc:creator>
              <dc:date>2020-05-01T18:46:07</dc:date>
            </office:change-info>
          </text:insertion>
        </text:changed-region>
        <text:changed-region xml:id="ct94365890598256" text:id="ct94365890598256">
          <text:insertion>
            <office:change-info>
              <dc:creator>Ray Lischner</dc:creator>
              <dc:date>2020-05-01T18:44:41</dc:date>
            </office:change-info>
          </text:insertion>
        </text:changed-region>
        <text:changed-region xml:id="ct94365890598496" text:id="ct94365890598496">
          <text:insertion>
            <office:change-info>
              <dc:creator>Ray Lischner</dc:creator>
              <dc:date>2020-05-01T18:46:08</dc:date>
            </office:change-info>
          </text:insertion>
        </text:changed-region>
        <text:changed-region xml:id="ct94365825810704" text:id="ct94365825810704">
          <text:deletion>
            <office:change-info>
              <dc:creator>Ray Lischner</dc:creator>
              <dc:date>2020-04-28T09:47:15</dc:date>
            </office:change-info>
            <text:p text:style-name="P4">#include &lt;iostream&gt;</text:p>
          </text:deletion>
        </text:changed-region>
        <text:changed-region xml:id="ct94365831435168" text:id="ct94365831435168">
          <text:insertion>
            <office:change-info>
              <dc:creator>Ray Lischner</dc:creator>
              <dc:date>2020-04-28T09:47:15</dc:date>
            </office:change-info>
          </text:insertion>
        </text:changed-region>
        <text:changed-region xml:id="ct94365899585312" text:id="ct94365899585312">
          <text:deletion>
            <office:change-info>
              <dc:creator>Ray Lischner</dc:creator>
              <dc:date>2020-04-28T09:47:15</dc:date>
            </office:change-info>
            <text:p text:style-name="P4">#include &lt;locale&gt;</text:p>
          </text:deletion>
        </text:changed-region>
        <text:changed-region xml:id="ct94365899585552" text:id="ct94365899585552">
          <text:insertion>
            <office:change-info>
              <dc:creator>Ray Lischner</dc:creator>
              <dc:date>2020-04-28T09:47:15</dc:date>
            </office:change-info>
          </text:insertion>
        </text:changed-region>
        <text:changed-region xml:id="ct94365794981024" text:id="ct94365794981024">
          <text:deletion>
            <office:change-info>
              <dc:creator>Ray Lischner</dc:creator>
              <dc:date>2020-04-28T09:47:15</dc:date>
            </office:change-info>
            <text:p text:style-name="P4">#include &lt;map&gt;</text:p>
          </text:deletion>
        </text:changed-region>
        <text:changed-region xml:id="ct94365794981264" text:id="ct94365794981264">
          <text:insertion>
            <office:change-info>
              <dc:creator>Ray Lischner</dc:creator>
              <dc:date>2020-04-28T09:47:15</dc:date>
            </office:change-info>
          </text:insertion>
        </text:changed-region>
        <text:changed-region xml:id="ct94365872277584" text:id="ct94365872277584">
          <text:deletion>
            <office:change-info>
              <dc:creator>Ray Lischner</dc:creator>
              <dc:date>2020-04-28T09:47:15</dc:date>
            </office:change-info>
            <text:p text:style-name="P4">#include &lt;string&gt;</text:p>
          </text:deletion>
        </text:changed-region>
        <text:changed-region xml:id="ct94365872277824" text:id="ct94365872277824">
          <text:insertion>
            <office:change-info>
              <dc:creator>Ray Lischner</dc:creator>
              <dc:date>2020-04-28T09:47:15</dc:date>
            </office:change-info>
          </text:insertion>
        </text:changed-region>
        <text:changed-region xml:id="ct94365872371152" text:id="ct94365872371152">
          <text:insertion>
            <office:change-info>
              <dc:creator>Ray Lischner</dc:creator>
              <dc:date>2020-04-28T09:47:30</dc:date>
            </office:change-info>
          </text:insertion>
        </text:changed-region>
        <text:changed-region xml:id="ct94365831408016" text:id="ct94365831408016">
          <text:deletion>
            <office:change-info>
              <dc:creator>Ray Lischner</dc:creator>
              <dc:date>2020-04-28T09:47:28</dc:date>
            </office:change-info>
            <text:p text:style-name="Code">std::string wor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825846784"/>E X P L O R A T I O N <text:s/><text:span text:style-name="T19">1</text:span><text:span text:style-name="T20">9</text:span></text:p>
      <text:p text:style-name="P6"/>
      <text:p text:style-name="P1"></text:p>
      <text:p text:style-name="P2"><text:change-end text:change-id="ct94365825846784"/><office:annotation office:name="__Annotation__4987_2002594317" loext:resolved="false"><dc:creator>Michael Thomas</dc:creator><dc:date>2020-03-10T09:57:34.410000000</dc:date><text:p text:style-name="P9"><text:span text:style-name="T23">Good clean chapter. <text:s/>The document is easy to read and understand.</text:span></text:p>
<text:p text:style-name="P9"><text:span text:style-name="T23"/></text:p>
<text:p text:style-name="P9"><text:span text:style-name="T23">I am running Windows 10 and Visual Studio 2019 16.5.0 Preview 4</text:span></text:p>
<text:p text:style-name="P9"><text:span text:style-name="T23"/></text:p>
<text:p text:style-name="P9"><text:span text:style-name="T23">All links in the chapter work.</text:span></text:p>
</office:annotation>Case-Folding<office:annotation-end office:name="__Annotation__4987_2002594317"/></text:p>
      <text:p text:style-name="Body_20_Text_20_First">Picking up where we left off in Exploration 18, the next step to improving the word-counting program is to update it<text:span text:style-name="T2">,</text:span> so <text:span text:style-name="T2">that </text:span>it ignores case differences when counting. For example, the program should count <text:span text:style-name="Code_20_Inline">The</text:span> just as it does <text:span text:style-name="Code_20_Inline">the</text:span>. This is a<text:span text:style-name="T2"> </text:span>classic problem in computer programming. C++ offers some rudimentary help but lacks some important fundamental pieces. This Exploration takes a<text:span text:style-name="T2"> </text:span>closer look at this deceptively tricky issue.</text:p>
      <text:h text:style-name="Heading_20_1" text:outline-level="1">Simple Cases</text:h>
      <text:p text:style-name="Body_20_Text_20_First">Western European languages have long made use of capital (or majuscule) letters and minuscule letters. The more familiar terms—uppercase and lowercase—arise from the early days of typesetting<text:span text:style-name="T2">,</text:span> when the type slugs for majuscule letters were kept in the upper cases of large racks containing all the <text:span text:style-name="T16">slugs</text:span> used to make a<text:span text:style-name="T2"> </text:span>printing plate. Beneath them were the cases, or boxes, that stored the minuscule letter slugs.</text:p>
      <text:p text:style-name="Body_20_Text_20_Cont">In the <text:span text:style-name="Code_20_Inline">&lt;locale&gt;</text:span> header, C++ declares the <text:span text:style-name="Code_20_Inline">isupper</text:span> and <text:span text:style-name="Code_20_Inline">islower</text:span> functions. They take a character as the first argument and a <text:span text:style-name="Code_20_Inline">locale</text:span> as the second argument. The return value is a <text:span text:style-name="Code_20_Inline">bool</text:span>: <text:span text:style-name="Code_20_Inline">true</text:span> if the character is uppercase (or lowercase, respectively) and <text:span text:style-name="Code_20_Inline">false</text:span> if the character is lowercase (or uppercase) or not a letter.</text:p>
      <text:p text:style-name="Code"><text:change-start text:change-id="ct94365825847056"/><text:hidden-text text:condition="ooow:" text:string-value=".txt" text:is-hidden="true"/><text:change-end text:change-id="ct94365825847056"/>std::isupper('A', std::locale{"<text:change-start text:change-id="ct94365872397984"/><text:span text:style-name="T21">en_US</text:span><text:change-end text:change-id="ct94365872397984"/><text:change-start text:change-id="ct94365872398224"/><text:span text:style-name="T21">.</text:span><text:span text:style-name="T22">la</text:span><text:change-end text:change-id="ct94365872398224"/><text:change-start text:change-id="ct94365730957136"/><text:span text:style-name="T22">tin1</text:span><text:change-end text:change-id="ct94365730957136"/>"}) == true</text:p>
      <text:p text:style-name="P5">std::islower('A', std::locale{"<text:change-start text:change-id="ct94365872945568"/><text:span text:style-name="T21">en_US</text:span><text:change-end text:change-id="ct94365872945568"/><text:change-start text:change-id="ct94365890594832"/><text:span text:style-name="T21">.</text:span><text:span text:style-name="T22">latin1</text:span><text:change-end text:change-id="ct94365890594832"/>"}) == false</text:p>
      <text:p text:style-name="P5">std::isupper('Æ', std::locale{"<text:change-start text:change-id="ct94365831451936"/><text:span text:style-name="T21">en_US</text:span><text:change-end text:change-id="ct94365831451936"/><text:change-start text:change-id="ct94365831452176"/><text:span text:style-name="T21">.</text:span><text:span text:style-name="T22">latin1</text:span><text:change-end text:change-id="ct94365831452176"/>"}) == true</text:p>
      <text:p text:style-name="P5"><text:soft-page-break/>std::islower('Æ', std::locale{"<text:change-start text:change-id="ct94365872373552"/><text:span text:style-name="T21">en_US</text:span><text:change-end text:change-id="ct94365872373552"/><text:change-start text:change-id="ct94365872368016"/><text:span text:style-name="T21">.</text:span><text:span text:style-name="T22">latin1</text:span><text:change-end text:change-id="ct94365872368016"/>"}) == false</text:p>
      <text:p text:style-name="P5">std::islower('½', std::locale{"<text:change-start text:change-id="ct94365872368608"/><text:span text:style-name="T21">en_US</text:span><text:change-end text:change-id="ct94365872368608"/><text:change-start text:change-id="ct94365825838848"/><text:span text:style-name="T21">.</text:span><text:span text:style-name="T22">latin1</text:span><text:change-end text:change-id="ct94365825838848"/>"}) == false</text:p>
      <text:p text:style-name="P5">std::isupper('½', std::locale{"<text:change-start text:change-id="ct94365890598256"/><text:span text:style-name="T21">en_US</text:span><text:change-end text:change-id="ct94365890598256"/><text:change-start text:change-id="ct94365890598496"/><text:span text:style-name="T21">.</text:span><text:span text:style-name="T22">latin1</text:span><text:change-end text:change-id="ct94365890598496"/>"}) == false</text:p>
      <text:p text:style-name="Body_20_Text_20_Cont">The <text:span text:style-name="Code_20_Inline">&lt;locale&gt;</text:span> header also declares two functions to convert case: <text:span text:style-name="Code_20_Inline">toupper</text:span> converts lowercase to uppercase. If its character argument is not a lowercase letter, <text:span text:style-name="Code_20_Inline">toupper</text:span> returns the character as is. Similarly, <text:span text:style-name="Code_20_Inline">tolower</text:span> converts to lowercase, if the character in question is an uppercase letter. Just like the category testing functions, the second argument is a <text:span text:style-name="Code_20_Inline">locale</text:span> object.</text:p>
      <text:p text:style-name="Body_20_Text_20_Cont">Now you can <text:span text:style-name="Strong_20_Emphasis"><text:span text:style-name="T6">modify the word-counting program</text:span></text:span><text:alphabetical-index-mark text:string-value="word-counting program" text:key1="Case-folding" text:key2="simple cases"/><text:span text:style-name="Strong_20_Emphasis"><text:span text:style-name="T6"> to fold uppercase to lowercase and count all words in lowercase.</text:span></text:span> Modify your program from Exploration 18, or start with Listing 18-4. If you have difficulty, take a look at Listing 19-1.</text:p>
      <text:p text:style-name="Code_20_Caption"><text:span text:style-name="T7">Listing</text:span><text:span text:style-name="T3"> </text:span><text:span text:style-name="T7">19-1</text:span><text:span text:style-name="T11">.</text:span> Folding Uppercase to Lowercase Prior to Counting Words</text:p>
      <text:p text:style-name="P4"><text:change text:change-id="ct94365825810704"/><text:change-start text:change-id="ct94365831435168"/>import &lt;iostream&gt;;<text:change-end text:change-id="ct94365831435168"/></text:p>
      <text:p text:style-name="P4"><text:change text:change-id="ct94365899585312"/><text:change-start text:change-id="ct94365899585552"/>import &lt;locale&gt;;<text:change-end text:change-id="ct94365899585552"/></text:p>
      <text:p text:style-name="P4"><text:change text:change-id="ct94365794981024"/><text:change-start text:change-id="ct94365794981264"/>import &lt;map&gt;;<text:change-end text:change-id="ct94365794981264"/></text:p>
      <text:p text:style-name="P4"><text:change text:change-id="ct94365872277584"/><text:change-start text:change-id="ct94365872277824"/>import &lt;string&gt;;<text:change-end text:change-id="ct94365872277824"/></text:p>
      <text:p text:style-name="Code"/>
      <text:p text:style-name="Code">int main()</text:p>
      <text:p text:style-name="Code">{</text:p>
      <text:p text:style-name="Code"><text:span text:style-name="T12"><text:s text:c="2"/></text:span><text:span text:style-name="T17">using count_map = </text:span>std::map&lt;std::string, int&gt;;</text:p>
      <text:p text:style-name="Code"/>
      <text:p text:style-name="Code"><text:span text:style-name="T12"><text:s text:c="2"/></text:span>std::locale native{""}; <text:s text:c="4"/>// get the native locale</text:p>
      <text:p text:style-name="Code"><text:span text:style-name="T12"><text:s text:c="2"/></text:span>std::cin.imbue(native); <text:s text:c="4"/>// interpret the input and output according to</text:p>
      <text:p text:style-name="Code"><text:span text:style-name="T12"><text:s text:c="2"/></text:span>std::cout.imbue(native); <text:s text:c="3"/>// the native locale</text:p>
      <text:p text:style-name="Code"/>
      <text:p text:style-name="Code"><text:span text:style-name="T12"><text:s text:c="2"/></text:span>count_map counts{};</text:p>
      <text:p text:style-name="P3"><text:change-start text:change-id="ct94365872371152"/><text:s text:c="2"/>std::string word{};</text:p>
      <text:p text:style-name="P3"><text:change-end text:change-id="ct94365872371152"/></text:p>
      <text:p text:style-name="Code"><text:span text:style-name="T12"><text:s text:c="2"/></text:span>// Read words from the standard input and count the number of times</text:p>
      <text:p text:style-name="Code"><text:span text:style-name="T12"><text:s text:c="2"/></text:span>// each word occurs.</text:p>
      <text:p text:style-name="Code"><text:span text:style-name="T12"><text:s text:c="2"/></text:span>while (<text:change text:change-id="ct94365831408016"/>std::cin &gt;&gt; word)</text:p>
      <text:p text:style-name="Code"><text:span text:style-name="T12"><text:s text:c="2"/></text:span>{</text:p>
      <text:p text:style-name="Code"><text:span text:style-name="T12"><text:s text:c="4"/></text:span>// Make a<text:span text:style-name="T2"> </text:span>copy of word, keeping only alphabetic characters.</text:p>
      <text:p text:style-name="Code"><text:span text:style-name="T12"><text:s text:c="4"/></text:span>std::string copy{};</text:p>
      <text:p text:style-name="Code"><text:span text:style-name="T12"><text:s text:c="4"/></text:span>for (char ch : word)</text:p>
      <text:p text:style-name="Code"><text:span text:style-name="T12"><text:s text:c="2"/></text:span><office:annotation office:name="__Annotation__7207_2132577490" loext:resolved="false"><dc:creator>Michael Thomas</dc:creator><dc:date>2020-03-10T12:17:56.020000000</dc:date><text:p text:style-name="P9"><text:span text:style-name="T24">This line generates an error.</text:span></text:p>
<text:p text:style-name="P9"><text:span text:style-name="T24"/></text:p>
<text:p text:style-name="P9"><text:span text:style-name="T24">ch cannot be used before it is initialized</text:span></text:p>
</office:annotation><text:span text:style-name="T12"><text:s text:c="4"/></text:span>if (std::isalnum(ch, native))<office:annotation-end office:name="__Annotation__7207_2132577490"/></text:p>
      <text:p text:style-name="Code"><text:span text:style-name="T8"><text:s text:c="8"/></text:span><text:span text:style-name="Strong_20_Emphasis">copy.push_back(tolower(ch, native));</text:span></text:p>
      <text:p text:style-name="Code"><text:span text:style-name="T12"><text:s text:c="4"/></text:span>// The "word" might be all punctuation, so the copy would be empty.</text:p>
      <text:p text:style-name="Code"><text:span text:style-name="T12"><text:s text:c="4"/></text:span>// Don't count empty strings.</text:p>
      <text:p text:style-name="Code"><text:span text:style-name="T12"><text:s text:c="4"/></text:span>if (not copy.empty())</text:p>
      <text:p text:style-name="Code"><text:span text:style-name="T12"><text:s text:c="6"/></text:span>++counts[copy];</text:p>
      <text:p text:style-name="Code"><text:span text:style-name="T12"><text:s text:c="2"/></text:span>}</text:p>
      <text:p text:style-name="Code"/>
      <text:p text:style-name="Code"><text:span text:style-name="T12"><text:s text:c="2"/></text:span>// For each word/count pair, print the word &amp; count on one line.</text:p>
      <text:p text:style-name="Code"><text:soft-page-break/><text:span text:style-name="T12"><text:s text:c="2"/></text:span>for (auto pair : counts)</text:p>
      <text:p text:style-name="Code"><text:span text:style-name="T12"><text:s text:c="4"/></text:span>std::cout &lt;&lt; pair.first &lt;&lt; '\t' &lt;&lt; pair.second &lt;&lt; '\n';</text:p>
      <text:p text:style-name="Code">}</text:p>
      <text:p text:style-name="Body_20_Text_20_Cont">That was easy. So what’s the problem?</text:p>
      <text:h text:style-name="Heading_20_1" text:outline-level="1">Harder Cases</text:h>
      <text:p text:style-name="Body_20_Text_20_First">Some of you—especially German readers—already know the problem. Several languages have letter combinations that do not map easily between upper and lowercase, or one character maps to two characters. The German <text:span text:style-name="T5">E</text:span><text:span text:style-name="T10">szett</text:span>, <text:span text:style-name="Code_20_Inline">ß</text:span>, is a<text:span text:style-name="T2"> </text:span>lowercase letter; when you convert it to uppercase, you get two characters: <text:span text:style-name="Code_20_Inline">SS</text:span>. Thus, if your input file contains “<text:span text:style-name="Code_20_Inline">ESSEN</text:span><text:span text:style-name="Comment_20_Reference"><text:span text:style-name="T1">”</text:span></text:span> and “<text:span text:style-name="Code_20_Inline">eßen</text:span>”, you want them to map to the same word<text:span text:style-name="T2">,</text:span> so they’re counted together, but that just isn’t feasible with C++. The way the program currently works, it maps “<text:span text:style-name="Code_20_Inline">ESSEN</text:span>” to “<text:span text:style-name="Code_20_Inline">essen</text:span>”, which it counts as a<text:span text:style-name="T2"> </text:span>different word from “<text:span text:style-name="Code_20_Inline">eßen</text:span>”. A<text:span text:style-name="T2"> </text:span>naïve solution would be to map “<text:span text:style-name="Code_20_Inline">essen</text:span>” to “<text:span text:style-name="Code_20_Inline">eßen</text:span>”, but not all uses of <text:span text:style-name="Code_20_Inline">ss</text:span> are equivalent to <text:span text:style-name="Code_20_Inline">ß</text:span>.</text:p>
      <text:p text:style-name="Body_20_Text_20_Cont">Greek readers<text:alphabetical-index-mark text:string-value="Greek fonts" text:key1="Case-folding" text:key2="harder cases"/> are familiar with another kind of problem. Greek has two forms of lowercase sigma: use <text:span text:style-name="Code_20_Inline"><text:span text:style-name="T13">ς</text:span></text:span> at the end of a word and <text:span text:style-name="Code_20_Inline"><text:span text:style-name="T13">σ</text:span></text:span> elsewhere. Our simple program maps <text:span text:style-name="Code_20_Inline"><text:span text:style-name="T13">Σ</text:span></text:span><text:span text:style-name="WW-Default_20_Paragraph_20_Font"> </text:span>(uppercase sigma) to <text:span text:style-name="Code_20_Inline"><text:span text:style-name="T13">σ</text:span></text:span>, so some words in all uppercase will not convert to a form that matches its lowercase version.</text:p>
      <text:p text:style-name="Body_20_Text_20_Cont">Sometimes, accents<text:alphabetical-index-mark text:string-value="accents" text:key1="Case-folding" text:key2="harder cases"/> are lost during conversion. Mapping <text:span text:style-name="Code_20_Inline">é</text:span> to uppercase usually yields <text:span text:style-name="Code_20_Inline">É</text:span> but may also yield <text:span text:style-name="Code_20_Inline">E</text:span>. Mapping uppercase to lowercase has fewer problems, in that <text:span text:style-name="Code_20_Inline">É</text:span> maps to <text:span text:style-name="Code_20_Inline">é</text:span>, but what if that <text:span text:style-name="Code_20_Inline">E</text:span> (which maps to <text:span text:style-name="Code_20_Inline">e)</text:span> really means <text:span text:style-name="Code_20_Inline">É</text:span>, and you want it to map to <text:span text:style-name="Code_20_Inline">é</text:span>? The program has no way of knowing the writer’s intentions, so all it can do is map the letters it receives.</text:p>
      <text:p text:style-name="Body_20_Text_20_Cont">Some character sets are more problematic<text:alphabetical-index-mark text:string-value="problematic character sets" text:key1="Case-folding" text:key2="harder cases"/> than others. For example, ISO 8859-1 has a lowercase <text:span text:style-name="Code_20_Inline">ÿ</text:span> but not an uppercase equivalent (<text:span text:style-name="Code_20_Inline"><text:span text:style-name="T13">Ϋ</text:span></text:span>). Windows 1252, on the other hand, extends ISO 8859-1, and one of the new code points is <text:span text:style-name="Code_20_Inline"><text:span text:style-name="T13">Ϋ</text:span></text:span>.</text:p>
      <text:p text:style-name="Note_2f_Tip_2f_Caution"><text:span text:style-name="Dingbat_20_Symbol"><text:span text:style-name="T9"></text:span></text:span><text:span text:style-name="Dingbat_20_Symbol"><text:span text:style-name="T4"> </text:span></text:span><text:span text:style-name="T7">Tip</text:span><text:span text:style-name="T2"><text:tab/></text:span><text:span text:style-name="Emphasis">Code</text:span><text:span text:style-name="Emphasis"><text:span text:style-name="T14"> </text:span></text:span><text:span text:style-name="Emphasis">point</text:span> is a<text:span text:style-name="T2"> </text:span>fancy way of saying “numeric value that represents a<text:span text:style-name="T2"> </text:span>character.” Although most programmers don’t use <text:span text:style-name="T10">code point</text:span> in everyday speech, those programmers who work closely with character set issues use it all the time, so you may as well get used to it. Mainstream programmers should become more accustomed to using this phrase.</text:p>
      <text:p text:style-name="Body_20_Text_20_Cont"><text:soft-page-break/>In other words, converting case is impossible to do correctly using only the standard C++ library.</text:p>
      <text:p text:style-name="Body_20_Text_20_Cont">If you know your alphabet is one that C++ handles correctly, then go ahead and use <text:span text:style-name="Code_20_Inline">toupper</text:span> and <text:span text:style-name="Code_20_Inline">tolower</text:span>. For example, if you are writing a command line interpreter, within which you have full control over the commands, and you decide that the user should be able to enter commands in any case, simply make sure the commands map correctly from one case to another. This is easy to do, as all character sets can map the 26 letters of the Roman alphabet without any problems.</text:p>
      <text:p text:style-name="Body_20_Text_20_Cont">On the other hand, if your program accepts input from the user and you want to map that input to uppercase or lowercase, you cannot and must not use standard C++. For example, if you are writing a word processor, and you decide you need to implement some case-folding functions, you must write or acquire a <text:span text:style-name="T16">library outside the standard </text:span>to implement the case-folding logic correctly. Most likely, you would need a library of character and string functions to implement your word processor. Case-folding would simply be one small part of this hypothetical library. (See this book’s web site for some links to non-hypothetical libraries that can help you.)</text:p>
      <text:p text:style-name="Body_20_Text_20_Cont">What about our simple program? It isn’t always practical to handle the full, complete, correct handling of cases and characters when you just want to count a few words. The case-handling code would dwarf the word-counting code.</text:p>
      <text:p text:style-name="Body_20_Text_20_Cont">In this case (pun intended), you must accept the fact that your program will sometimes produce incorrect results<text:alphabetical-index-mark text:string-value="error results" text:key1="Case-folding" text:key2="harder cases"/>. Our poor little program will never recognize that “<text:span text:style-name="Code_20_Inline">ESSEN</text:span>” and “<text:span text:style-name="Code_20_Inline">eßen</text:span>” are the same word but in different cases. You can work around some of the multiple mappings (such as with Greek sigma) by mapping to uppercase then to lowercase. On the other hand, this can introduce problems with some accented characters. And I still have not touched upon the issue of whether “<text:span text:style-name="Code_20_Inline">naïve</text:span>” is the same word as “<text:span text:style-name="Code_20_Inline">naive</text:span>”. In some locales, the diacritics are significant, which would cause “<text:span text:style-name="Code_20_Inline">naïve</text:span>”<text:span text:style-name="T15"> </text:span>and “<text:span text:style-name="Code_20_Inline">naive</text:span>”<text:span text:style-name="T15"> </text:span>to be interpreted as two different words. In other locales, they are the same word and should be counted together.</text:p>
      <text:p text:style-name="Body_20_Text_20_Cont">In some character sets, accented characters can be composed from separate non-accented characters followed by the desired accent. For example, maybe you can write “<text:span text:style-name="Code_20_Inline">na</text:span><text:span text:style-name="Code_20_Inline"><text:span text:style-name="T18">ı</text:span></text:span><text:span text:style-name="Code_20_Inline">¨ve</text:span>”, which is the same as “<text:span text:style-name="Code_20_Inline">naïve</text:span>”.</text:p>
      <text:p text:style-name="Body_20_Text_20_Cont">I hope by now you are completely scared away from manipulating cases and characters. Far too many naïve programmers become entangled in this web, or worse, simply write bad code. I was tempted to wait until much later in the book before <text:soft-page-break/>throwing all this at you, but I know that many readers will want to improve the word-counting program by ignoring case, so I decided to tackle the problem early.</text:p>
      <text:p text:style-name="Body_20_Text_20_Cont">Well, now you know better.</text:p>
      <text:p text:style-name="Body_20_Text_20_Cont">That doesn’t mean you can’t keep working on the word-counting program. The next Exploration returns to the realm of the realistic and feasible, as I finally show you how to write your own function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1" svg:font-family="TheSansMonoConNormal" style:font-family-generic="swiss"/>
    <style:font-face style:name="Utopia-Bold" svg:font-family="Utopia-Bold,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 (TT) Regular" svg:font-family="'Helvetica (TT) Regular', 'MS Mincho'"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HelveticaNeue-CondensedObl" svg:font-family="HelveticaNeue-CondensedObl, 'MS Minch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PMincho'"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PMincho'"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7T23:55:00</meta:creation-date>
    <dc:creator>Ray Lischner</dc:creator>
    <dc:date>2020-05-01T18:46:08.621214436</dc:date>
    <meta:print-date>2009-03-19T10:05:00</meta:print-date>
    <meta:editing-cycles>16</meta:editing-cycles>
    <meta:editing-duration>PT4H29M13S</meta:editing-duration>
    <meta:generator>LibreOffice/6.4.2.2$Linux_X86_64 LibreOffice_project/40$Build-2</meta:generator>
    <meta:document-statistic meta:table-count="0" meta:image-count="0" meta:object-count="0" meta:page-count="5" meta:paragraph-count="62" meta:word-count="1345" meta:character-count="8106" meta:non-whitespace-character-count="6749"/>
    <meta:user-defined meta:name="Chapter Number">19</meta:user-defined>
    <meta:user-defined meta:name="ContentType">Document</meta:user-defined>
  </office:meta>
</office:document-meta>
</file>